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1" table:default-cell-style-name="ce2"/>
        <table:table-column table:style-name="co4" table:number-columns-repeated="1011" table:default-cell-style-name="ce2"/>
        <table:table-row table:style-name="ro1">
          <table:table-cell table:style-name="ce1" office:value-type="string">
            <text:p>Notes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ffectifs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Notes*eff</text:p>
          </table:table-cell>
          <table:table-cell table:formula="of:=[.B1]*[.B2]" office:value-type="float" office:value="5">
            <text:p>5</text:p>
          </table:table-cell>
          <table:table-cell table:formula="of:=[.C1]*[.C2]" office:value-type="float" office:value="6">
            <text:p>6</text:p>
          </table:table-cell>
          <table:table-cell table:formula="of:=[.D1]*[.D2]" office:value-type="float" office:value="32">
            <text:p>32</text:p>
          </table:table-cell>
          <table:table-cell table:formula="of:=[.E1]*[.E2]" office:value-type="float" office:value="30">
            <text:p>30</text:p>
          </table:table-cell>
          <table:table-cell table:formula="of:=[.F1]*[.F2]" office:value-type="float" office:value="60">
            <text:p>60</text:p>
          </table:table-cell>
          <table:table-cell table:formula="of:=[.G1]*[.G2]" office:value-type="float" office:value="39">
            <text:p>39</text:p>
          </table:table-cell>
          <table:table-cell table:formula="of:=[.H1]*[.H2]" office:value-type="float" office:value="42">
            <text:p>42</text:p>
          </table:table-cell>
          <table:table-cell table:formula="of:=[.I1]*[.I2]" office:value-type="float" office:value="30">
            <text:p>30</text:p>
          </table:table-cell>
          <table:table-cell table:formula="of:=[.J1]*[.J2]" office:value-type="float" office:value="16">
            <text:p>16</text:p>
          </table:table-cell>
          <table:table-cell table:formula="of:=[.K1]*[.K2]" office:value-type="float" office:value="17">
            <text:p>17</text:p>
          </table:table-cell>
          <table:table-cell table:formula="of:=[.L1]*[.L2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office:value-type="string">
            <text:p>Moyenne</text:p>
          </table:table-cell>
          <table:table-cell table:formula="of:=SUM([.B3:.L3])/SUM([.B2:.L2])" office:value-type="float" office:value="11.84">
            <text:p>11,8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O18" table:end-x="0.486cm" table:end-y="0.427cm" draw:z-index="0" draw:style-name="gr1" draw:text-style-name="P1" svg:width="16.499cm" svg:height="7.332cm" svg:x="0.307cm" svg:y="0.539cm">
              <draw:object draw:notify-on-update-of-ranges="Sheet1.A1:Sheet1.A1 Sheet1.B1:Sheet1.L1 Sheet1.A2:Sheet1.A2 Sheet1.B2:Sheet1.L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4"/>
          <table:table-cell>
            <draw:frame table:end-cell-address="Sheet1.V18" table:end-x="0.431cm" table:end-y="0.373cm" draw:z-index="3" draw:style-name="gr1" draw:text-style-name="P1" svg:width="16.002cm" svg:height="7.146cm" svg:x="0.235cm" svg:y="0.051cm">
              <draw:object draw:notify-on-update-of-ranges="Sheet1.A1:Sheet1.A1 Sheet1.B1:Sheet1.L1 Sheet1.A2:Sheet1.A2 Sheet1.B2:Sheet1.L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Sheet1.O33" table:end-x="0.346cm" table:end-y="0.128cm" draw:z-index="1" draw:style-name="gr1" draw:text-style-name="P1" svg:width="16.498cm" svg:height="9.006cm" svg:x="0.168cm" svg:y="0.427cm">
              <draw:object draw:notify-on-update-of-ranges="Sheet1.A1:Sheet1.A1 Sheet1.B1:Sheet1.L1 Sheet1.A2:Sheet1.A2 Sheet1.B2:Sheet1.L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>
            <draw:frame table:end-cell-address="Sheet1.V33" table:end-x="0.403cm" table:end-y="0.128cm" draw:z-index="2" draw:style-name="gr1" draw:text-style-name="P1" svg:width="16.002cm" svg:height="9.006cm" svg:x="0.207cm" svg:y="0.427cm">
              <draw:object draw:notify-on-update-of-ranges="Sheet1.A1:Sheet1.A1 Sheet1.B1:Sheet1.L1 Sheet1.A2:Sheet1.A2 Sheet1.B2:Sheet1.L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number-columns-repeated="7" table:default-cell-style-name="Default"/>
        <table:table-row table:style-name="ro2">
          <table:table-cell office:value-type="string">
            <text:p>Altitude</text:p>
          </table:table-cell>
          <table:table-cell office:value-type="float" office:value="0.4">
            <text:p>0,4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table:formula="of:=AVERAGE([.B1:.F1])" office:value-type="float" office:value="1.2">
            <text:p>1,2</text:p>
          </table:table-cell>
        </table:table-row>
        <table:table-row table:style-name="ro2">
          <table:table-cell office:value-type="string">
            <text:p>Température</text:p>
          </table:table-cell>
          <table:table-cell office:value-type="float" office:value="8.2">
            <text:p>8,2</text:p>
          </table:table-cell>
          <table:table-cell office:value-type="float" office:value="6.2">
            <text:p>6,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-2">
            <text:p>-2</text:p>
          </table:table-cell>
          <table:table-cell table:formula="of:=AVERAGE([.B2:.F2])" office:value-type="float" office:value="3.12">
            <text:p>3,12</text:p>
          </table:table-cell>
        </table:table-row>
        <table:table-row table:style-name="ro2">
          <table:table-cell>
            <draw:frame table:end-cell-address="Sheet2.H23" table:end-x="0.293cm" table:end-y="0.068cm" draw:z-index="0" draw:style-name="gr1" draw:text-style-name="P1" svg:width="15.999cm" svg:height="8.999cm" svg:x="0.1cm" svg:y="0.101cm">
              <draw:object draw:notify-on-update-of-ranges="Sheet2.A1:Sheet2.A1 Sheet2.B1:Sheet2.F1 Sheet2.A2:Sheet2.A2 Sheet2.B2:Sheet2.F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</table:table>
      <table:table table:name="Sheet3" table:style-name="ta1" table:print="false">
        <table:table-column table:style-name="co4" table:number-columns-repeated="7" table:default-cell-style-name="Default"/>
        <table:table-row table:style-name="ro2">
          <table:table-cell office:value-type="string">
            <text:p>Ra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istance</text:p>
          </table:table-cell>
          <table:table-cell office:value-type="float" office:value="58">
            <text:p>58</text:p>
          </table:table-cell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778">
            <text:p>778</text:p>
          </table:table-cell>
          <table:table-cell office:value-type="float" office:value="1427">
            <text:p>1427</text:p>
          </table:table-cell>
        </table:table-row>
        <table:table-row table:style-name="ro2">
          <table:table-cell office:value-type="string">
            <text:p>ln(distance)</text:p>
          </table:table-cell>
          <table:table-cell table:formula="of:=LN([.B2])" office:value-type="float" office:value="4.06044301054642">
            <text:p>4,06</text:p>
          </table:table-cell>
          <table:table-cell table:formula="of:=LN([.C2])" office:value-type="float" office:value="4.68213122712422">
            <text:p>4,68</text:p>
          </table:table-cell>
          <table:table-cell table:formula="of:=LN([.D2])" office:value-type="float" office:value="5.01063529409626">
            <text:p>5,01</text:p>
          </table:table-cell>
          <table:table-cell table:formula="of:=LN([.E2])" office:value-type="float" office:value="5.42934562895444">
            <text:p>5,43</text:p>
          </table:table-cell>
          <table:table-cell table:formula="of:=LN([.F2])" office:value-type="float" office:value="6.65672652417839">
            <text:p>6,66</text:p>
          </table:table-cell>
          <table:table-cell table:formula="of:=LN([.G2])" office:value-type="float" office:value="7.26332961747684">
            <text:p>7,26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>
            <draw:frame table:end-cell-address="Sheet3.H28" table:end-x="0.726cm" table:end-y="0.081cm" draw:z-index="0" draw:style-name="gr1" draw:text-style-name="P1" svg:width="15.974cm" svg:height="9.006cm" svg:x="0.558cm" svg:y="0.107cm">
              <draw:object draw:notify-on-update-of-ranges="Sheet3.A1:Sheet3.A1 Sheet3.B1:Sheet3.G1 Sheet3.A2:Sheet3.A2 Sheet3.B2:Sheet3.G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2" table:number-rows-repeated="20">
          <table:table-cell table:number-columns-repeated="7"/>
        </table:table-row>
        <table:table-row table:style-name="ro2">
          <table:table-cell>
            <draw:frame table:end-cell-address="Sheet3.H49" table:end-x="0.555cm" table:end-y="0.253cm" draw:z-index="1" draw:style-name="gr1" draw:text-style-name="P1" svg:width="15.999cm" svg:height="8.999cm" svg:x="0.362cm" svg:y="0.287cm">
              <draw:object draw:notify-on-update-of-ranges="Sheet3.A1:Sheet3.A1 Sheet3.B1:Sheet3.G1 Sheet3.A3:Sheet3.A3 Sheet3.B3:Sheet3.G3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4">04/04/2024</text:date>, <text:time>15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0M17S</meta:editing-duration>
    <meta:editing-cycles>8</meta:editing-cycles>
    <meta:generator>OpenOffice/4.1.15$Win32 OpenOffice.org_project/4115m2$Build-9813</meta:generator>
    <dc:date>2024-04-04T15:01:10.97</dc:date>
    <dc:creator>Rémi Bouyssounouse</dc:creator>
    <meta:document-statistic meta:table-count="3" meta:cell-count="73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cm" svg:height="7.333cm" xlink:href=".." xlink:type="simple" chart:class="chart:bar" chart:style-name="ch1">
        <chart:title svg:x="6.341cm" svg:y="0.282cm" chart:style-name="ch2">
          <text:p>Notes au DS de 3e</text:p>
        </chart:title>
        <chart:legend chart:legend-position="end" svg:x="14.528cm" svg:y="3.354cm" style:legend-expansion="high" chart:style-name="ch3"/>
        <chart:plot-area chart:style-name="ch4" table:cell-range-address="Sheet1.A1:Sheet1.L2" chart:data-source-has-labels="both" svg:x="1.368cm" svg:y="1.499cm" svg:width="12.5cm" svg:height="4.68cm">
          <chartooo:coordinate-region svg:x="1.804cm" svg:y="1.711cm" svg:width="12.064cm" svg:height="3.795cm"/>
          <chart:axis chart:dimension="x" chart:name="primary-x" chart:style-name="ch5" chartooo:axis-type="auto">
            <chartooo:date-scale/>
            <chart:title svg:x="7.124cm" svg:y="6.326cm" chart:style-name="ch6">
              <text:p>Notes</text:p>
            </chart:title>
            <chart:categories table:cell-range-address="Sheet1.B1:Sheet1.L1"/>
          </chart:axis>
          <chart:axis chart:dimension="y" chart:name="primary-y" chart:style-name="ch7">
            <chart:title svg:x="0.451cm" svg:y="4.465cm" chart:style-name="ch8">
              <text:p>Effectifs</text:p>
            </chart:title>
            <chart:grid chart:style-name="ch9" chart:class="major"/>
          </chart:axis>
          <chart:series chart:style-name="ch10" chart:values-cell-range-address="Sheet1.B2:Sheet1.L2" chart:label-cell-address="Sheet1.A2:Sheet1.A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1:Sheet1.L1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Effectifs</text:p>
                <draw:g>
                  <svg:desc>Sheet1.A2:Sheet1.A2</svg:desc>
                </draw:g>
              </table:table-cell>
              <table:table-cell office:value-type="float" office:value="1">
                <text:p>1</text:p>
                <draw:g>
                  <svg:desc>Sheet1.B2:Sheet1.L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499cm" svg:height="9.007cm" xlink:href=".." xlink:type="simple" chart:class="chart:circle" chart:style-name="ch1">
        <chart:title svg:x="6.34cm" svg:y="0.316cm" chart:style-name="ch2">
          <text:p>Notes au DS de 3e</text:p>
        </chart:title>
        <chart:legend chart:legend-position="end" svg:x="15.374cm" svg:y="1.571cm" style:legend-expansion="high" chart:style-name="ch3"/>
        <chart:plot-area chart:style-name="ch4" table:cell-range-address="Sheet1.A1:Sheet1.L2" chart:data-source-has-labels="both" svg:x="3.983cm" svg:y="1.634cm" svg:width="7.369cm" svg:height="7.37cm">
          <chartooo:coordinate-region svg:x="3.871cm" svg:y="1.635cm" svg:width="7.593cm" svg:height="7.369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L2" chart:label-cell-address="Sheet1.A2:Sheet1.A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1:Sheet1.L1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Effectifs</text:p>
                <draw:g>
                  <svg:desc>Sheet1.A2:Sheet1.A2</svg:desc>
                </draw:g>
              </table:table-cell>
              <table:table-cell office:value-type="float" office:value="1">
                <text:p>1</text:p>
                <draw:g>
                  <svg:desc>Sheet1.B2:Sheet1.L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circle" chart:style-name="ch1">
        <chart:title svg:x="6.092cm" svg:y="0.316cm" chart:style-name="ch2">
          <text:p>Notes au DS de 3e</text:p>
        </chart:title>
        <chart:legend chart:legend-position="end" svg:x="14.878cm" svg:y="1.571cm" style:legend-expansion="high" chart:style-name="ch3"/>
        <chart:plot-area chart:style-name="ch4" table:cell-range-address="Sheet1.A1:Sheet1.L2" chart:data-source-has-labels="both" svg:x="0.32cm" svg:y="1.455cm" svg:width="14.238cm" svg:height="7.37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458cm" svg:y="1.455cm" svg:width="9.961cm" svg:height="7.37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B2:Sheet1.L2" chart:label-cell-address="Sheet1.A2:Sheet1.A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1:Sheet1.L1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Effectifs</text:p>
                <draw:g>
                  <svg:desc>Sheet1.A2:Sheet1.A2</svg:desc>
                </draw:g>
              </table:table-cell>
              <table:table-cell office:value-type="float" office:value="1">
                <text:p>1</text:p>
                <draw:g>
                  <svg:desc>Sheet1.B2:Sheet1.L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7.147cm" xlink:href=".." xlink:type="simple" chart:class="chart:line" chart:style-name="ch1">
        <chart:title svg:x="6.092cm" svg:y="0.278cm" chart:style-name="ch2">
          <text:p>Notes au DS de 3e</text:p>
        </chart:title>
        <chart:legend chart:legend-position="end" svg:x="13.442cm" svg:y="3.261cm" style:legend-expansion="high" chart:style-name="ch3"/>
        <chart:plot-area chart:style-name="ch4" table:cell-range-address="Sheet1.A1:Sheet1.L2" chart:data-source-has-labels="both" svg:x="1.358cm" svg:y="1.483cm" svg:width="11.444cm" svg:height="4.514cm">
          <chartooo:coordinate-region svg:x="1.794cm" svg:y="1.696cm" svg:width="10.821cm" svg:height="3.628cm"/>
          <chart:axis chart:dimension="x" chart:name="primary-x" chart:style-name="ch5" chartooo:axis-type="auto">
            <chartooo:date-scale/>
            <chart:title svg:x="6.586cm" svg:y="6.14cm" chart:style-name="ch6">
              <text:p>Notes</text:p>
            </chart:title>
            <chart:categories table:cell-range-address="Sheet1.B1:Sheet1.L1"/>
          </chart:axis>
          <chart:axis chart:dimension="y" chart:name="primary-y" chart:style-name="ch5">
            <chart:title svg:x="0.451cm" svg:y="4.366cm" chart:style-name="ch7">
              <text:p>Effectifs</text:p>
            </chart:title>
            <chart:grid chart:style-name="ch8" chart:class="major"/>
          </chart:axis>
          <chart:series chart:style-name="ch9" chart:values-cell-range-address="Sheet1.B2:Sheet1.L2" chart:label-cell-address="Sheet1.A2:Sheet1.A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1:Sheet1.L1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Effectifs</text:p>
                <draw:g>
                  <svg:desc>Sheet1.A2:Sheet1.A2</svg:desc>
                </draw:g>
              </table:table-cell>
              <table:table-cell office:value-type="float" office:value="1">
                <text:p>1</text:p>
                <draw:g>
                  <svg:desc>Sheet1.B2:Sheet1.L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4cm" svg:y="4.188cm" style:legend-expansion="high" chart:style-name="ch2"/>
        <chart:plot-area chart:style-name="ch3" table:cell-range-address="Sheet2.A1:Sheet2.F2" chart:data-source-has-labels="column" svg:x="1.358cm" svg:y="0.855cm" svg:width="11.342cm" svg:height="6.957cm">
          <chartooo:coordinate-region svg:x="1.979cm" svg:y="1.067cm" svg:width="10.481cm" svg:height="6.533cm"/>
          <chart:axis chart:dimension="x" chart:name="primary-x" chart:style-name="ch4">
            <chart:title svg:x="6.443cm" svg:y="7.993cm" chart:style-name="ch5">
              <text:p>Altitude</text:p>
            </chart:title>
            <chart:grid chart:style-name="ch6" chart:class="major"/>
          </chart:axis>
          <chart:axis chart:dimension="y" chart:name="primary-y" chart:style-name="ch4">
            <chart:title svg:x="0.451cm" svg:y="5.33cm" chart:style-name="ch7">
              <text:p>Température</text:p>
            </chart:title>
            <chart:grid chart:style-name="ch6" chart:class="major"/>
          </chart:axis>
          <chart:series chart:style-name="ch8" chart:values-cell-range-address="Sheet2.B2:Sheet2.F2" chart:label-cell-address="Sheet2.A2:Sheet2.A2" chart:class="chart:scatter">
            <chart:domain table:cell-range-address="Sheet2.B1:Sheet2.F1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Sheet2.B1:Sheet2.F1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mpérature</text:p>
                <draw:g>
                  <svg:desc>Sheet2.A2:Sheet2.A2</svg:desc>
                </draw:g>
              </table:table-cell>
              <table:table-cell office:value-type="float" office:value="8.2">
                <text:p>8.2</text:p>
                <draw:g>
                  <svg:desc>Sheet2.B2:Sheet2.F2</svg:desc>
                </draw:g>
              </table:table-cell>
              <table:table-cell office:value-type="float" office:value="6.2">
                <text:p>6.2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3.871cm" svg:y="4.191cm" style:legend-expansion="high" chart:style-name="ch2"/>
        <chart:plot-area chart:style-name="ch3" table:cell-range-address="Sheet3.A1:Sheet3.G2" chart:data-source-has-labels="column" svg:x="1.357cm" svg:y="0.855cm" svg:width="11.876cm" svg:height="6.964cm">
          <chartooo:coordinate-region svg:x="2.349cm" svg:y="1.067cm" svg:width="10.79cm" svg:height="6.079cm"/>
          <chart:axis chart:dimension="x" chart:name="primary-x" chart:style-name="ch4">
            <chart:title svg:x="6.841cm" svg:y="8cm" chart:style-name="ch5">
              <text:p>Rang</text:p>
            </chart:title>
          </chart:axis>
          <chart:axis chart:dimension="y" chart:name="primary-y" chart:style-name="ch4">
            <chart:title svg:x="0.451cm" svg:y="5.042cm" chart:style-name="ch6">
              <text:p>Distance</text:p>
            </chart:title>
            <chart:grid chart:style-name="ch7" chart:class="major"/>
          </chart:axis>
          <chart:series chart:style-name="ch8" chart:values-cell-range-address="Sheet3.B2:Sheet3.G2" chart:label-cell-address="Sheet3.A2:Sheet3.A2" chart:class="chart:scatter">
            <chart:domain table:cell-range-address="Sheet3.B1:Sheet3.G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3.B1:Sheet3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istance</text:p>
                <draw:g>
                  <svg:desc>Sheet3.A2:Sheet3.A2</svg:desc>
                </draw:g>
              </table:table-cell>
              <table:table-cell office:value-type="float" office:value="58">
                <text:p>58</text:p>
                <draw:g>
                  <svg:desc>Sheet3.B2:Sheet3.G2</svg:desc>
                </draw:g>
              </table:table-cell>
              <table:table-cell office:value-type="float" office:value="108">
                <text:p>108</text:p>
              </table:table-cell>
              <table:table-cell office:value-type="float" office:value="150">
                <text:p>150</text:p>
              </table:table-cell>
              <table:table-cell office:value-type="float" office:value="228">
                <text:p>228</text:p>
              </table:table-cell>
              <table:table-cell office:value-type="float" office:value="778">
                <text:p>778</text:p>
              </table:table-cell>
              <table:table-cell office:value-type="float" office:value="1427">
                <text:p>1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4.188cm" style:legend-expansion="high" chart:style-name="ch2"/>
        <chart:plot-area chart:style-name="ch3" table:cell-range-address="Sheet3.A1:Sheet3.G1 Sheet3.A3:Sheet3.G3" chart:data-source-has-labels="column" svg:x="1.358cm" svg:y="0.855cm" svg:width="11.474cm" svg:height="6.957cm">
          <chartooo:coordinate-region svg:x="1.794cm" svg:y="1.067cm" svg:width="10.944cm" svg:height="6.072cm"/>
          <chart:axis chart:dimension="x" chart:name="primary-x" chart:style-name="ch4">
            <chart:title svg:x="6.641cm" svg:y="7.993cm" chart:style-name="ch5">
              <text:p>Rang</text:p>
            </chart:title>
          </chart:axis>
          <chart:axis chart:dimension="y" chart:name="primary-y" chart:style-name="ch4">
            <chart:title svg:x="0.451cm" svg:y="5.277cm" chart:style-name="ch6">
              <text:p>ln(Distance)</text:p>
            </chart:title>
            <chart:grid chart:style-name="ch7" chart:class="major"/>
          </chart:axis>
          <chart:series chart:style-name="ch8" chart:values-cell-range-address="Sheet3.B3:Sheet3.G3" chart:label-cell-address="Sheet3.A3:Sheet3.A3" chart:class="chart:scatter">
            <chart:domain table:cell-range-address="Sheet3.B1:Sheet3.G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3.B1:Sheet3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n(distance)</text:p>
                <draw:g>
                  <svg:desc>Sheet3.A3:Sheet3.A3</svg:desc>
                </draw:g>
              </table:table-cell>
              <table:table-cell office:value-type="float" office:value="4.06044301054642">
                <text:p>4.06044301054642</text:p>
                <draw:g>
                  <svg:desc>Sheet3.B3:Sheet3.G3</svg:desc>
                </draw:g>
              </table:table-cell>
              <table:table-cell office:value-type="float" office:value="4.68213122712422">
                <text:p>4.68213122712422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5.42934562895444">
                <text:p>5.42934562895444</text:p>
              </table:table-cell>
              <table:table-cell office:value-type="float" office:value="6.65672652417839">
                <text:p>6.65672652417839</text:p>
              </table:table-cell>
              <table:table-cell office:value-type="float" office:value="7.26332961747684">
                <text:p>7.263329617476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